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6357b" officeooo:paragraph-rsid="0016357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357b" officeooo:paragraph-rsid="0016357b" style:font-weight-asian="bold" style:font-weight-complex="bold"/>
    </style:style>
    <style:style style:name="P3" style:family="paragraph" style:parent-style-name="Standard">
      <style:text-properties officeooo:rsid="00174955" officeooo:paragraph-rsid="00174955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接口回调小结</text:p>
      <text:p text:style-name="P1"/>
      <text:p text:style-name="P1">1.定义一个具有回调方法的接口(View.OnclickListener--&gt;onClick()) </text:p>
      <text:p text:style-name="P1">2.定义回调方法的调用类Button extend View(setOnclickListener(OnClickListener l), performClick--&gt;onClick) </text:p>
      <text:p text:style-name="P1">3.实例化类并调用上面类new Button button.setOnclickListener(new OnClickListener) </text:p>
      <text:p text:style-name="P1">4.回调方法的实现onClick(){syso} </text:p>
      <text:p text:style-name="P1">也可以不用匿名类，先定义一个类实现回调方法MyOnClickListener implements OnClickListener--&gt;onClick(){syso}，然后在setOnclickListener(new MyOnClickListener)</text:p>
      <text:p text:style-name="P1"/>
      <text:p text:style-name="P3">回调方法的接口：</text:p>
      <text:p text:style-name="P3">public interface ICallBack {/<text:span text:style-name="T1">/OnClickListener</text:span></text:p>
      <text:p text:style-name="P3"><text:tab/>// 回调方法</text:p>
      <text:p text:style-name="P3"><text:tab/>public void callBackMethod();<text:span text:style-name="T1">//onClick</text:span></text:p>
      <text:p text:style-name="P3">}</text:p>
      <text:p text:style-name="P3"/>
      <text:p text:style-name="P3">回调方法的实现类：（省略此步即为匿名类）<text:span text:style-name="T1">//常规的button监听事件是用匿名类</text:span></text:p>
      <text:p text:style-name="P3">public class CallBackListener implements ICallBack {</text:p>
      <text:p text:style-name="P3"/>
      <text:p text:style-name="P3"><text:tab/>@Override</text:p>
      <text:p text:style-name="P3"><text:tab/>public void callBackMethod() {</text:p>
      <text:p text:style-name="P3"><text:tab/><text:tab/>System.out.println("回调");</text:p>
      <text:p text:style-name="P3"><text:tab/>}</text:p>
      <text:p text:style-name="P3">}</text:p>
      <text:p text:style-name="P3"/>
      <text:p text:style-name="P3">回调方法的调用类：</text:p>
      <text:p text:style-name="P3">public class Caller {//<text:span text:style-name="T1">View</text:span></text:p>
      <text:p text:style-name="P3"/>
      <text:p text:style-name="P3"><text:tab/>private ICallBack callBack;</text:p>
      <text:p text:style-name="P3"><text:tab/></text:p>
      <text:p text:style-name="P3"><text:tab/>public void setCallBack(ICallBack callBack){<text:span text:style-name="T1">//setOnclickListener</text:span></text:p>
      <text:p text:style-name="P3"><text:tab/><text:tab/>this.callBack = callBack;</text:p>
      <text:p text:style-name="P3"><text:tab/>}</text:p>
      <text:p text:style-name="P3"><text:tab/>public void call(){</text:p>
      <text:p text:style-name="P3"><text:tab/><text:tab/>this.callBack.callBackMethod();<text:span text:style-name="T1">//performClick</text:span></text:p>
      <text:p text:style-name="P3"><text:tab/>}</text:p>
      <text:p text:style-name="P3">}</text:p>
      <text:p text:style-name="P3"/>
      <text:p text:style-name="P3">业务处理：</text:p>
      <text:p text:style-name="P3">public class Main {</text:p>
      <text:p text:style-name="P3"/>
      <text:p text:style-name="P3"><text:tab/>public static void main(String[] args) {</text:p>
      <text:p text:style-name="P3"><text:tab/><text:tab/>Caller caller = new Caller();<text:span text:style-name="T1">//new Button</text:span></text:p>
      <text:p text:style-name="P3"><text:tab/><text:tab/>caller.setCallBack(new CallBackListener());</text:p>
      <text:p text:style-name="P3"><text:tab/><text:tab/>// 在业务处理的时候调用</text:p>
      <text:p text:style-name="P3"><text:tab/><text:tab/>caller.call();//DPAD确定或者Touch按下时调用performClick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3:54:35.154453140</meta:creation-date>
    <dc:date>2016-08-21T13:50:31.561677746</dc:date>
    <meta:editing-duration>PT10M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8" meta:word-count="245" meta:character-count="1090" meta:non-whitespace-character-count="1007"/>
  </office:meta>
</office:document-meta>
</file>